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52"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53"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54"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55"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56"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57"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58"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59"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0"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6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6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6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64"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65"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66"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67"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294"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95"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96"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97"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98"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99"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00"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01"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02"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03"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04"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05" style:family="paragraph" style:parent-style-name="Standard">
      <style:text-properties style:use-window-font-color="true" style:font-name="Lucida Console" fo:font-size="9pt" fo:background-color="#ffffff" style:font-size-asian="9pt"/>
    </style:style>
    <style:style style:name="P306"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07"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08"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09"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10"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11"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12"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13" style:family="paragraph" style:parent-style-name="Standard">
      <style:text-properties officeooo:paragraph-rsid="0175387c"/>
    </style:style>
    <style:style style:name="P314" style:family="paragraph" style:parent-style-name="Preformatted_20_Text">
      <style:text-properties style:text-underline-style="none" officeooo:rsid="001fb49d" officeooo:paragraph-rsid="001fb49d"/>
    </style:style>
    <style:style style:name="P315" style:family="paragraph" style:parent-style-name="Preformatted_20_Text">
      <style:paragraph-properties fo:margin-top="0cm" fo:margin-bottom="0.499cm" loext:contextual-spacing="false"/>
    </style:style>
    <style:style style:name="P316"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17"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18" style:family="paragraph" style:parent-style-name="Horizontal_20_Line">
      <style:text-properties style:text-underline-style="none" fo:font-weight="normal" officeooo:rsid="004d839f" style:font-weight-asian="normal" style:font-weight-complex="normal"/>
    </style:style>
    <style:style style:name="P319" style:family="paragraph" style:parent-style-name="Text_20_body">
      <style:text-properties officeooo:rsid="00ee1ab9" officeooo:paragraph-rsid="00ee1ab9"/>
    </style:style>
    <style:style style:name="P320" style:family="paragraph" style:parent-style-name="Standard" style:list-style-name="L1">
      <style:text-properties officeooo:rsid="001c6c16" officeooo:paragraph-rsid="001c6c16"/>
    </style:style>
    <style:style style:name="P321" style:family="paragraph" style:parent-style-name="Standard" style:list-style-name="L2">
      <style:text-properties style:text-underline-style="none" officeooo:rsid="0031da69" officeooo:paragraph-rsid="0031da69"/>
    </style:style>
    <style:style style:name="P322"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23"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24"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25"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26"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27"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28"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29"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30"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31"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32"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officeooo:rsid="0027002f"/>
    </style:style>
    <style:style style:name="T22" style:family="text">
      <style:text-properties officeooo:rsid="002b8978"/>
    </style:style>
    <style:style style:name="T23" style:family="text">
      <style:text-properties officeooo:rsid="00303da3"/>
    </style:style>
    <style:style style:name="T24" style:family="text">
      <style:text-properties officeooo:rsid="00376c65"/>
    </style:style>
    <style:style style:name="T25" style:family="text">
      <style:text-properties officeooo:rsid="003bc879"/>
    </style:style>
    <style:style style:name="T26" style:family="text">
      <style:text-properties officeooo:rsid="003e6efd"/>
    </style:style>
    <style:style style:name="T27" style:family="text">
      <style:text-properties officeooo:rsid="00405c0e"/>
    </style:style>
    <style:style style:name="T28" style:family="text">
      <style:text-properties officeooo:rsid="004aad0e"/>
    </style:style>
    <style:style style:name="T29" style:family="text">
      <style:text-properties officeooo:rsid="004c87b1"/>
    </style:style>
    <style:style style:name="T30" style:family="text">
      <style:text-properties officeooo:rsid="0050ce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bold" officeooo:rsid="0056845c" style:font-size-asian="16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6pt" officeooo:rsid="009d1b28" style:font-size-asian="16pt" style:font-size-complex="16pt"/>
    </style:style>
    <style:style style:name="T35" style:family="text">
      <style:text-properties officeooo:rsid="0056845c"/>
    </style:style>
    <style:style style:name="T36" style:family="text">
      <style:text-properties fo:font-size="12pt" style:font-size-asian="12pt" style:font-size-complex="12pt"/>
    </style:style>
    <style:style style:name="T37" style:family="text">
      <style:text-properties fo:font-size="12pt" officeooo:rsid="0056845c" style:font-size-asian="12pt" style:font-size-complex="12pt"/>
    </style:style>
    <style:style style:name="T38" style:family="text">
      <style:text-properties fo:font-size="12pt" officeooo:rsid="0057224d" style:font-size-asian="12pt" style:font-size-complex="12pt"/>
    </style:style>
    <style:style style:name="T39" style:family="text">
      <style:text-properties fo:font-size="12pt" officeooo:rsid="013d342c" style:font-size-asian="12pt" style:font-size-complex="12pt"/>
    </style:style>
    <style:style style:name="T40" style:family="text">
      <style:text-properties fo:font-size="12pt" fo:font-weight="bold" officeooo:rsid="0057224d"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12d476b" style:font-size-asian="12pt" style:font-weight-asian="normal" style:font-size-complex="12pt" style:font-weight-complex="normal"/>
    </style:style>
    <style:style style:name="T43" style:family="text">
      <style:text-properties fo:font-size="12pt" fo:font-weight="normal" officeooo:rsid="013d342c" style:font-size-asian="12pt" style:font-weight-asian="normal" style:font-size-complex="12pt" style:font-weight-complex="normal"/>
    </style:style>
    <style:style style:name="T44" style:family="text">
      <style:text-properties fo:font-size="12pt" fo:font-weight="normal" officeooo:rsid="013db015" style:font-size-asian="12pt" style:font-weight-asian="normal" style:font-size-complex="12pt" style:font-weight-complex="normal"/>
    </style:style>
    <style:style style:name="T45" style:family="text">
      <style:text-properties officeooo:rsid="0057224d"/>
    </style:style>
    <style:style style:name="T46" style:family="text">
      <style:text-properties officeooo:rsid="005b91a6"/>
    </style:style>
    <style:style style:name="T47" style:family="text">
      <style:text-properties officeooo:rsid="0021afa2"/>
    </style:style>
    <style:style style:name="T48" style:family="text">
      <style:text-properties officeooo:rsid="005e52e2"/>
    </style:style>
    <style:style style:name="T49" style:family="text">
      <style:text-properties officeooo:rsid="00620aa2"/>
    </style:style>
    <style:style style:name="T50" style:family="text">
      <style:text-properties fo:font-style="normal" style:font-style-asian="normal" style:font-style-complex="normal"/>
    </style:style>
    <style:style style:name="T51" style:family="text">
      <style:text-properties fo:font-style="normal" officeooo:rsid="00620aa2" style:font-style-asian="normal" style:font-style-complex="normal"/>
    </style:style>
    <style:style style:name="T52" style:family="text">
      <style:text-properties fo:font-style="normal" fo:font-weight="bold" officeooo:rsid="00620aa2" style:font-style-asian="normal" style:font-weight-asian="bold" style:font-style-complex="normal" style:font-weight-complex="bold"/>
    </style:style>
    <style:style style:name="T53" style:family="text">
      <style:text-properties officeooo:rsid="006d69aa"/>
    </style:style>
    <style:style style:name="T54" style:family="text">
      <style:text-properties officeooo:rsid="0071b369"/>
    </style:style>
    <style:style style:name="T55" style:family="text">
      <style:text-properties officeooo:rsid="007741fd"/>
    </style:style>
    <style:style style:name="T56" style:family="text">
      <style:text-properties officeooo:rsid="0079e61f"/>
    </style:style>
    <style:style style:name="T57" style:family="text">
      <style:text-properties officeooo:rsid="0079ff8b"/>
    </style:style>
    <style:style style:name="T58" style:family="text">
      <style:text-properties officeooo:rsid="007c9f7c"/>
    </style:style>
    <style:style style:name="T59" style:family="text">
      <style:text-properties fo:font-size="10pt" style:font-size-asian="10pt" style:font-size-complex="10pt"/>
    </style:style>
    <style:style style:name="T60" style:family="text">
      <style:text-properties fo:font-size="10pt" officeooo:rsid="0122dea2" style:font-size-asian="10pt" style:font-size-complex="10pt"/>
    </style:style>
    <style:style style:name="T61" style:family="text">
      <style:text-properties officeooo:rsid="008133a0"/>
    </style:style>
    <style:style style:name="T62" style:family="text">
      <style:text-properties officeooo:rsid="0081ebdd"/>
    </style:style>
    <style:style style:name="T63" style:family="text">
      <style:text-properties officeooo:rsid="00839683"/>
    </style:style>
    <style:style style:name="T64" style:family="text">
      <style:text-properties officeooo:rsid="008a8fb9"/>
    </style:style>
    <style:style style:name="T65" style:family="text">
      <style:text-properties officeooo:rsid="008f6190"/>
    </style:style>
    <style:style style:name="T66" style:family="text">
      <style:text-properties officeooo:rsid="00917f3e"/>
    </style:style>
    <style:style style:name="T67" style:family="text">
      <style:text-properties officeooo:rsid="0093fd6b"/>
    </style:style>
    <style:style style:name="T68" style:family="text">
      <style:text-properties officeooo:rsid="0097de38"/>
    </style:style>
    <style:style style:name="T69" style:family="text">
      <style:text-properties officeooo:rsid="00995326"/>
    </style:style>
    <style:style style:name="T70" style:family="text">
      <style:text-properties officeooo:rsid="009a4904"/>
    </style:style>
    <style:style style:name="T71" style:family="text">
      <style:text-properties officeooo:rsid="009b7840"/>
    </style:style>
    <style:style style:name="T72" style:family="text">
      <style:text-properties officeooo:rsid="00a09e05"/>
    </style:style>
    <style:style style:name="T73" style:family="text">
      <style:text-properties officeooo:rsid="00a27487"/>
    </style:style>
    <style:style style:name="T74" style:family="text">
      <style:text-properties fo:font-weight="normal" style:font-weight-asian="normal" style:font-weight-complex="normal"/>
    </style:style>
    <style:style style:name="T75" style:family="text">
      <style:text-properties fo:font-weight="normal" officeooo:rsid="00b200c8" style:font-weight-asian="normal" style:font-weight-complex="normal"/>
    </style:style>
    <style:style style:name="T76" style:family="text">
      <style:text-properties fo:font-weight="normal" officeooo:rsid="00f5fc91" style:font-weight-asian="normal" style:font-weight-complex="normal"/>
    </style:style>
    <style:style style:name="T77" style:family="text">
      <style:text-properties fo:font-weight="normal" officeooo:rsid="01378ee1" style:font-weight-asian="normal" style:font-weight-complex="normal"/>
    </style:style>
    <style:style style:name="T78" style:family="text">
      <style:text-properties fo:font-weight="normal" officeooo:rsid="017d887c" style:font-weight-asian="normal" style:font-weight-complex="normal"/>
    </style:style>
    <style:style style:name="T79" style:family="text">
      <style:text-properties fo:font-weight="normal" officeooo:rsid="0181b54a" style:font-weight-asian="normal" style:font-weight-complex="normal"/>
    </style:style>
    <style:style style:name="T80" style:family="text">
      <style:text-properties fo:font-weight="normal" officeooo:rsid="01854fe0" style:font-weight-asian="normal" style:font-weight-complex="normal"/>
    </style:style>
    <style:style style:name="T81" style:family="text">
      <style:text-properties fo:font-weight="normal" officeooo:rsid="01869404" style:font-weight-asian="normal" style:font-weight-complex="normal"/>
    </style:style>
    <style:style style:name="T82" style:family="text">
      <style:text-properties fo:font-weight="normal" officeooo:rsid="01934378" style:font-weight-asian="normal" style:font-weight-complex="normal"/>
    </style:style>
    <style:style style:name="T83" style:family="text">
      <style:text-properties fo:font-weight="normal" officeooo:rsid="01958a6d" style:font-weight-asian="normal" style:font-weight-complex="normal"/>
    </style:style>
    <style:style style:name="T84" style:family="text">
      <style:text-properties fo:font-size="14pt" style:font-size-asian="14pt" style:font-size-complex="14pt"/>
    </style:style>
    <style:style style:name="T85" style:family="text">
      <style:text-properties fo:font-size="14pt" officeooo:rsid="00b0a7b2" style:font-size-asian="14pt" style:font-size-complex="14pt"/>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4pt" fo:font-weight="bold" officeooo:rsid="00a71dd9" style:font-size-asian="14pt" style:font-weight-asian="bold" style:font-size-complex="14pt" style:font-weight-complex="bold"/>
    </style:style>
    <style:style style:name="T88" style:family="text">
      <style:text-properties officeooo:rsid="00b253e9"/>
    </style:style>
    <style:style style:name="T89" style:family="text">
      <style:text-properties officeooo:rsid="00b5d9ac"/>
    </style:style>
    <style:style style:name="T90" style:family="text">
      <style:text-properties officeooo:rsid="00c29e06"/>
    </style:style>
    <style:style style:name="T91" style:family="text">
      <style:text-properties officeooo:rsid="00cd92f2"/>
    </style:style>
    <style:style style:name="T92" style:family="text">
      <style:text-properties officeooo:rsid="00d1f95c"/>
    </style:style>
    <style:style style:name="T93" style:family="text">
      <style:text-properties officeooo:rsid="00d4a47a"/>
    </style:style>
    <style:style style:name="T94" style:family="text">
      <style:text-properties officeooo:rsid="00dcafa3"/>
    </style:style>
    <style:style style:name="T95" style:family="text">
      <style:text-properties officeooo:rsid="00dd43ea"/>
    </style:style>
    <style:style style:name="T96" style:family="text">
      <style:text-properties officeooo:rsid="00de7437"/>
    </style:style>
    <style:style style:name="T97" style:family="text">
      <style:text-properties officeooo:rsid="00df2ee3"/>
    </style:style>
    <style:style style:name="T98" style:family="text">
      <style:text-properties officeooo:rsid="00e06bfc"/>
    </style:style>
    <style:style style:name="T99" style:family="text">
      <style:text-properties officeooo:rsid="00e0f927"/>
    </style:style>
    <style:style style:name="T100" style:family="text">
      <style:text-properties officeooo:rsid="00e8e110"/>
    </style:style>
    <style:style style:name="T101" style:family="text">
      <style:text-properties officeooo:rsid="00ea1f6e"/>
    </style:style>
    <style:style style:name="T102" style:family="text">
      <style:text-properties officeooo:rsid="00ee1ab9"/>
    </style:style>
    <style:style style:name="T103" style:family="text">
      <style:text-properties officeooo:rsid="00ee753f"/>
    </style:style>
    <style:style style:name="T104" style:family="text">
      <style:text-properties officeooo:rsid="00f121a1"/>
    </style:style>
    <style:style style:name="T105" style:family="text">
      <style:text-properties officeooo:rsid="00f5fc91"/>
    </style:style>
    <style:style style:name="T106" style:family="text">
      <style:text-properties officeooo:rsid="010016cb"/>
    </style:style>
    <style:style style:name="T107" style:family="text">
      <style:text-properties officeooo:rsid="010546d9"/>
    </style:style>
    <style:style style:name="T108" style:family="text">
      <style:text-properties officeooo:rsid="0109a6aa"/>
    </style:style>
    <style:style style:name="T109" style:family="text">
      <style:text-properties officeooo:rsid="010f4711"/>
    </style:style>
    <style:style style:name="T110" style:family="text">
      <style:text-properties officeooo:rsid="010f6e5a"/>
    </style:style>
    <style:style style:name="T111" style:family="text">
      <style:text-properties officeooo:rsid="01103101"/>
    </style:style>
    <style:style style:name="T112" style:family="text">
      <style:text-properties officeooo:rsid="011f25b8"/>
    </style:style>
    <style:style style:name="T113" style:family="text">
      <style:text-properties officeooo:rsid="01218ba4"/>
    </style:style>
    <style:style style:name="T114" style:family="text">
      <style:text-properties officeooo:rsid="01227c38"/>
    </style:style>
    <style:style style:name="T115" style:family="text">
      <style:text-properties fo:color="#000000"/>
    </style:style>
    <style:style style:name="T116" style:family="text">
      <style:text-properties officeooo:rsid="012cb024"/>
    </style:style>
    <style:style style:name="T117" style:family="text">
      <style:text-properties officeooo:rsid="01357593"/>
    </style:style>
    <style:style style:name="T118" style:family="text">
      <style:text-properties officeooo:rsid="01378ee1"/>
    </style:style>
    <style:style style:name="T119" style:family="text">
      <style:text-properties officeooo:rsid="0138dfcb"/>
    </style:style>
    <style:style style:name="T120" style:family="text">
      <style:text-properties officeooo:rsid="01413151"/>
    </style:style>
    <style:style style:name="T121" style:family="text">
      <style:text-properties officeooo:rsid="01419cae"/>
    </style:style>
    <style:style style:name="T122" style:family="text">
      <style:text-properties officeooo:rsid="0143c6cb"/>
    </style:style>
    <style:style style:name="T123" style:family="text">
      <style:text-properties officeooo:rsid="014af12a"/>
    </style:style>
    <style:style style:name="T124" style:family="text">
      <style:text-properties officeooo:rsid="014c5bfd"/>
    </style:style>
    <style:style style:name="T125" style:family="text">
      <style:text-properties officeooo:rsid="0154adea"/>
    </style:style>
    <style:style style:name="T126" style:family="text">
      <style:text-properties officeooo:rsid="01562064"/>
    </style:style>
    <style:style style:name="T127" style:family="text">
      <style:text-properties officeooo:rsid="01627bd4"/>
    </style:style>
    <style:style style:name="T128" style:family="text">
      <style:text-properties officeooo:rsid="0163b5c3"/>
    </style:style>
    <style:style style:name="T129" style:family="text">
      <style:text-properties officeooo:rsid="0167bec6"/>
    </style:style>
    <style:style style:name="T130" style:family="text">
      <style:text-properties officeooo:rsid="016b6bd0"/>
    </style:style>
    <style:style style:name="T131" style:family="text">
      <style:text-properties style:use-window-font-color="true" style:font-name="Lucida Console" fo:font-size="9pt" fo:background-color="#ffffff" loext:char-shading-value="0" style:font-size-asian="9pt"/>
    </style:style>
    <style:style style:name="T132" style:family="text">
      <style:text-properties style:use-window-font-color="true" style:font-name="Lucida Console" fo:font-size="9pt" officeooo:rsid="0175387c" fo:background-color="#ffffff" loext:char-shading-value="0" style:font-size-asian="9pt"/>
    </style:style>
    <style:style style:name="T133" style:family="text">
      <style:text-properties style:use-window-font-color="true" style:font-name="Lucida Console" fo:font-size="9pt" fo:font-weight="bold" fo:background-color="#ffffff" loext:char-shading-value="0" style:font-size-asian="9pt" style:font-weight-asian="bold" style:font-weight-complex="bold"/>
    </style:style>
    <style:style style:name="T134"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5"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6" style:family="text">
      <style:text-properties officeooo:rsid="016c201c"/>
    </style:style>
    <style:style style:name="T137" style:family="text">
      <style:text-properties officeooo:rsid="016c4514"/>
    </style:style>
    <style:style style:name="T138" style:family="text">
      <style:text-properties officeooo:rsid="01718346"/>
    </style:style>
    <style:style style:name="T139" style:family="text">
      <style:text-properties officeooo:rsid="01739aa4"/>
    </style:style>
    <style:style style:name="T140" style:family="text">
      <style:text-properties officeooo:rsid="017d887c"/>
    </style:style>
    <style:style style:name="T141" style:family="text">
      <style:text-properties officeooo:rsid="0180789e"/>
    </style:style>
    <style:style style:name="T142" style:family="text">
      <style:text-properties officeooo:rsid="0180d7f1"/>
    </style:style>
    <style:style style:name="T143" style:family="text">
      <style:text-properties officeooo:rsid="0181b54a"/>
    </style:style>
    <style:style style:name="T144" style:family="text">
      <style:text-properties officeooo:rsid="0181ea8b"/>
    </style:style>
    <style:style style:name="T145" style:family="text">
      <style:text-properties officeooo:rsid="01822daa"/>
    </style:style>
    <style:style style:name="T146" style:family="text">
      <style:text-properties officeooo:rsid="01897f2e"/>
    </style:style>
    <style:style style:name="T147" style:family="text">
      <style:text-properties officeooo:rsid="018abe11"/>
    </style:style>
    <style:style style:name="T148" style:family="text">
      <style:text-properties officeooo:rsid="01934378"/>
    </style:style>
    <style:style style:name="T149" style:family="text">
      <style:text-properties officeooo:rsid="019462a9"/>
    </style:style>
    <style:style style:name="T150" style:family="text">
      <style:text-properties officeooo:rsid="01958a6d"/>
    </style:style>
    <style:style style:name="T151" style:family="text">
      <style:text-properties officeooo:rsid="019c43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17" text:outline-level="2"><text:span text:style-name="T58">Linux Academy: <text:s/></text:span>The System Administrator's Guide to Bash Scripting <text:a xlink:type="simple" xlink:href="https://linuxacademy.com/cp/modules/view/id/72" text:style-name="Internet_20_link" text:visited-style-name="Visited_20_Internet_20_Link"><text:span text:style-name="T59">https://linuxacademy.com/cp/modules/view/id/72</text:span></text:a></text:h>
      <text:p text:style-name="P6"/>
      <text:p text:style-name="P6">* <text:span text:style-name="T1">Kernel main functions:</text:span></text:p>
      <text:list xml:id="list992520607" text:style-name="L1">
        <text:list-item>
          <text:p text:style-name="P320">System memory management</text:p>
        </text:list-item>
        <text:list-item>
          <text:p text:style-name="P320">Software program management</text:p>
        </text:list-item>
        <text:list-item>
          <text:p text:style-name="P320">Hardware management</text:p>
        </text:list-item>
        <text:list-item>
          <text:p text:style-name="P320">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7"> (even if there is ram available)</text:span></text:p>
      <text:p text:style-name="P179"/>
      <text:p text:style-name="P13"><text:span text:style-name="T3">Swapping on</text:span>, <text:span text:style-name="T21">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2">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3">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118191415" text:style-name="L2">
        <text:list-item>
          <text:p text:style-name="P321">Level 1: <text:span text:style-name="T3">Single user mode</text:span>. Only basic system processes are started with only one console terminal. For emergencies when all is broken.</text:p>
        </text:list-item>
        <text:list-item>
          <text:p text:style-name="P321">Level 3: the standard init run level. Most of the application software is started.</text:p>
        </text:list-item>
        <text:list-item text:start-value="1">
          <text:p text:style-name="P321">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1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15"><text:s text:c="3"/>└─────────┴───────────────────┘</text:p>
      <text:p text:style-name="P20"/>
      <text:p text:style-name="P3">Shell scripts: page 269</text:p>
      <text:p text:style-name="P181"><text:soft-page-break/></text:p>
      <text:p text:style-name="P61"><text:span text:style-name="T9">* </text:span><text:span text:style-name="T24">Add </text:span><text:span text:style-name="T10"><text:s/>#!/bin/bash</text:span><text:span text:style-name="T24"> <text:s/>at the beginning of the script always (or the shell that you want to use, sh,csh, etc). </text:span></text:p>
      <text:p text:style-name="P61"/>
      <text:p text:style-name="P62">This tells the shell <text:span text:style-name="T25">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283506573" text:style-name="L3">
        <text:list-item>
          <text:p text:style-name="P322"><text:span text:style-name="T48">Can be any text string u</text:span>p to 20 <text:span text:style-name="T48">letters, digits or an underscore character.</text:span></text:p>
        </text:list-item>
        <text:list-item>
          <text:p text:style-name="P323">Variables are <text:span text:style-name="T3">case sensitive</text:span><text:span text:style-name="T50"> <text:s text:c="4"/></text:span><text:span text:style-name="T51">var1 </text:span><text:span text:style-name="T52">≠ </text:span><text:span text:style-name="T51">Var1</text:span></text:p>
        </text:list-item>
        <text:list-item>
          <text:p text:style-name="P323">Values are assigned using an equal sign, <text:span text:style-name="T3">with no spaces</text:span> <text:s text:c="4"/><text:span text:style-name="T49">var1=10</text:span></text:p>
        </text:list-item>
        <text:list-item>
          <text:p text:style-name="P324">The shell script automatically determines the data type</text:p>
        </text:list-item>
        <text:list-item>
          <text:p text:style-name="P324">Variables defined withing the shell script maintain their values until the script is completed.</text:p>
        </text:list-item>
        <text:list-item>
          <text:p text:style-name="P325">Variables can be referenced using the dollar sign: <text:span text:style-name="T9"><text:s/>$</text:span></text:p>
        </text:list-item>
      </text:list>
      <text:p text:style-name="P22"/>
      <text:p text:style-name="P64"/>
      <text:p text:style-name="P183">* <text:span text:style-name="T26">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7">date +’%d/%m/%y’ </text:span>)</text:p>
      <text:p text:style-name="P66"/>
      <text:p text:style-name="P19">– <text:span text:style-name="T28">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9">6</text:span></text:p>
      <text:p text:style-name="P70"/>
      <text:p text:style-name="P70"/>
      <text:p text:style-name="P70"/>
      <text:p text:style-name="P70"/>
      <text:p text:style-name="P86"/>
      <text:p text:style-name="P70"><text:soft-page-break/></text:p>
      <text:p text:style-name="P184">* Command Substitution:</text:p>
      <text:p text:style-name="P318"/>
      <text:p text:style-name="P71">Extract information from the output of a command and as<text:span text:style-name="T30">s</text:span>ig<text:span text:style-name="T30">n</text:span> it to a variable.</text:p>
      <text:p text:style-name="P72">After that you can use the variable like <text:span text:style-name="T46">if </text:span>it was the command it self.</text:p>
      <text:p text:style-name="P72"/>
      <text:p text:style-name="P73">There are to ways to assign the output of a command to a variable:</text:p>
      <text:list xml:id="list2516151599" text:style-name="L4">
        <text:list-header>
          <text:p text:style-name="P326"/>
        </text:list-header>
        <text:list-item>
          <text:p text:style-name="P326">The <text:span text:style-name="T9">backtick</text:span> character <text:span text:style-name="T35">(accent obert)</text:span>: <text:s text:c="2"/><text:span text:style-name="T31"><text:s text:c="2"/>` <text:s text:c="5"/></text:span><text:span text:style-name="T40">example</text:span><text:span text:style-name="T38">:</text:span><text:span text:style-name="T36"> <text:s/></text:span><text:span text:style-name="T32"><text:s/></text:span><text:span text:style-name="T37">my_variable=`date`</text:span></text:p>
        </text:list-item>
      </text:list>
      <text:p text:style-name="P87"><text:span text:style-name="T37"><text:tab/></text:span><text:span text:style-name="T36">Example: <text:s/>echo “Show me today’s date and time: `my_variable`”</text:span></text:p>
      <text:p text:style-name="P208"><text:tab/></text:p>
      <text:list xml:id="list135431578066421" text:continue-numbering="true" text:style-name="L4">
        <text:list-item>
          <text:p text:style-name="P326">The <text:span text:style-name="T9">$()</text:span> format <text:s text:c="53"/><text:span text:style-name="T12">exampe</text:span><text:span text:style-name="T45">: <text:s/>my_variable=$(date)</text:span></text:p>
        </text:list-item>
      </text:list>
      <text:p text:style-name="P73"><text:tab/><text:span text:style-name="T61">Example: <text:s/>echo “Show me today’s date and time: $(my_variable)”</text:span></text:p>
      <text:p text:style-name="P73"/>
      <text:p text:style-name="P31">Example:</text:p>
      <text:p text:style-name="P31"/>
      <text:p text:style-name="P120"><text:span text:style-name="T9">bigdump</text:span>=<text:span text:style-name="T97">$</text:span>(/bin/find /tmp/bigdump-* -mtime +30)</text:p>
      <text:p text:style-name="P120"/>
      <text:p text:style-name="P120">/bin/mv <text:span text:style-name="T9">$bigdump</text:span> /var/log/bigdump/</text:p>
      <text:p text:style-name="P73"/>
      <text:p text:style-name="P73"/>
      <text:p text:style-name="P21">* <text:span text:style-name="T62">For LOGS: <text:s/>IMPORTANT</text:span></text:p>
      <text:p text:style-name="P73"/>
      <text:p text:style-name="P88">Pick the content of <text:span text:style-name="T6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1">* <text:span text:style-name="T65">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6">Append: <text:s/>&gt;&gt;</text:span></text:p>
      <text:p text:style-name="P97">Add the <text:s/>output of a command to the end of an existing file.</text:p>
      <text:p text:style-name="P98">Command &gt;&gt; my_file</text:p>
      <text:p text:style-name="P102"/>
      <text:p text:style-name="P98"/>
      <text:p text:style-name="P24">* <text:span text:style-name="T67">Input Redirection: &lt;</text:span></text:p>
      <text:p text:style-name="P100">Takes the content of a file and redirects it to a command.</text:p>
      <text:p text:style-name="P99"/>
      <text:p text:style-name="P101"><text:span text:style-name="T68">command</text:span> &lt; my_file</text:p>
      <text:p text:style-name="P101"/>
      <text:p text:style-name="P102"><text:span text:style-name="T9">Example</text:span>:</text:p>
      <text:p text:style-name="P102">who &gt; test_redirection</text:p>
      <text:p text:style-name="P103">wc &lt; test_redirection --<text:span text:style-name="T6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0">You have to add a text marker at the <text:tab/>beginning and the end of the data you want to use.</text:span></text:p>
      <text:p text:style-name="P104"/>
      <text:p text:style-name="P105"><text:tab/>command <text:s/>&lt;&lt; <text:s/>marker</text:p>
      <text:p text:style-name="P104"><text:s/><text:tab/><text:span text:style-name="T70">data</text:span></text:p>
      <text:p text:style-name="P104"><text:tab/><text:span text:style-name="T70">marker</text:span></text:p>
      <text:p text:style-name="P104"/>
      <text:p text:style-name="P104"><text:tab/><text:span text:style-name="T70">wc &lt;&lt; puta</text:span></text:p>
      <text:p text:style-name="P104"><text:tab/><text:span text:style-name="T70">test string 1</text:span></text:p>
      <text:p text:style-name="P104"><text:s/><text:tab/><text:span text:style-name="T70">test string 2</text:span></text:p>
      <text:p text:style-name="P104"><text:tab/><text:span text:style-name="T70">test string 3</text:span></text:p>
      <text:p text:style-name="P104"><text:tab/><text:span text:style-name="T70">puta</text:span></text:p>
      <text:p text:style-name="P104"><text:tab/><text:tab/><text:span text:style-name="T70">3 <text:s text:c="3"/>9 <text:s text:c="2"/>42</text:span></text:p>
      <text:p text:style-name="P104"/>
      <text:p text:style-name="P104"><text:tab/><text:span text:style-name="T70">Wc is saying: <text:s/>3 lines, 9 words and 42 bytes used between puta and puta</text:span></text:p>
      <text:p text:style-name="P104"/>
      <text:p text:style-name="P104"/>
      <text:p text:style-name="P104"/>
      <text:p text:style-name="P71"><text:span text:style-name="T71">pag 284</text:span><text:tab/></text:p>
      <text:p text:style-name="P26"><text:span text:style-name="T33">* </text:span><text:span text:style-name="T34">Math</text:span></text:p>
      <text:p text:style-name="Horizontal_20_Line"/>
      <text:p text:style-name="P27"><text:span text:style-name="T84">Expr command:</text:span> <text:s text:c="3"/><text:span text:style-name="T72">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6">Using </text:span><text:span text:style-name="T87">square </text:span><text:span text:style-name="T86">brackets:</text:span><text:span text:style-name="T9"> </text:span><text:span text:style-name="T73">$[ operation ] </text:span></text:p>
      <text:p text:style-name="P180"/>
      <text:p text:style-name="P110"><text:span text:style-name="T6">ONLY integers</text:span><text:span text:style-name="T7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4">Bash Cal</text:span><text:span text:style-name="T85">c</text:span><text:span text:style-name="T84">ulator / BC:</text:span> <text:span text:style-name="T75">pag 288</text:span></text:p>
      <text:p text:style-name="P115"/>
      <text:p text:style-name="P115">Program that allow a shell script to run floating point operations <text:span text:style-name="T8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6">Exit script <text:s/></text:span><text:span text:style-name="T100">page</text:span> 292</text:p>
      <text:p text:style-name="P71"/>
      <text:p text:style-name="P142">echo <text:span text:style-name="T9">$? <text:s/></text:span><text:s/>→ display the last <text:span text:style-name="T101">exit</text:span> status, 0 is ok. <text:span text:style-name="T10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1">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1">Using Structured Commands </text:span>page 297</text:p>
      <text:p text:style-name="Horizontal_20_Line"/>
      <text:p text:style-name="P263">IF-THEN Statement:</text:p>
      <text:p text:style-name="P145"/>
      <text:p text:style-name="Text_20_body">If the IF exits with success <text:span text:style-name="T102">(</text:span>0<text:span text:style-name="T102">) then the THEN is executed as well, will execute all the THEN if there are more than one.</text:span></text:p>
      <text:p text:style-name="P319">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3"> the output of pwd command</text:span></text:p>
      <text:p text:style-name="P71">It worked <text:s text:c="5"/>------------→<text:span text:style-name="T103"> the echo</text:span></text:p>
      <text:p text:style-name="P71"/>
      <text:p text:style-name="P71"/>
      <text:p text:style-name="P51">IF-THEN-ELSE Statement:</text:p>
      <text:p text:style-name="P177"/>
      <text:p text:style-name="P71"><text:span text:style-name="T9">if</text:span> command <text:s/>→<text:span text:style-name="T117"> if the exit status code is not zero won’t execute then, will run the else commands.</text:span></text:p>
      <text:p text:style-name="P26">then</text:p>
      <text:p text:style-name="P71">commands</text:p>
      <text:p text:style-name="P26">else <text:s/><text:span text:style-name="T74">→</text:span><text:span text:style-name="T77">Will be executed if the IF command returns</text:span><text:span text:style-name="T118"> non-zero exit status code</text:span></text:p>
      <text:p text:style-name="P71">commands</text:p>
      <text:p text:style-name="P26">fi</text:p>
      <text:p text:style-name="P71"/>
      <text:p text:style-name="P275">testuser=NoSuchUser</text:p>
      <text:p text:style-name="P275">#</text:p>
      <text:p text:style-name="P275"><text:span text:style-name="T9">if </text:span>grep $testuser /etc/passwd <text:s/>→<text:span text:style-name="T119"> will return non-zero exit status code</text:span></text:p>
      <text:p text:style-name="P297">then <text:s/>→<text:span text:style-name="T119"> <text:s text:c="10"/>won’t run the THEN commands and will go to ELSE</text:span></text:p>
      <text:p text:style-name="P275">echo "The bash files for user $testuser are:"</text:p>
      <text:p text:style-name="P275">ls -a /home/$testuser/.b*</text:p>
      <text:p text:style-name="P275">echo</text:p>
      <text:p text:style-name="P297">else <text:s/>→<text:span text:style-name="T119"> will execute the commands in else.</text:span></text:p>
      <text:p text:style-name="P275">echo "The user $testuser does not exist on this system."</text:p>
      <text:p text:style-name="P275">echo</text:p>
      <text:p text:style-name="P275">fi</text:p>
      <text:p text:style-name="P71"/>
      <text:p text:style-name="P71"/>
      <text:p text:style-name="P71"/>
      <text:p text:style-name="P71"/>
      <text:p text:style-name="P71"/>
      <text:p text:style-name="P200">IF-ELIF-THEN <text:s/><text:span text:style-name="T39">Nesting Ifs </text:span><text:span text:style-name="T43"><text:s/></text:span><text:span text:style-name="T44">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75">testuser=NoSuchUser</text:p>
      <text:p text:style-name="P275">#</text:p>
      <text:p text:style-name="P275"><text:span text:style-name="T9">if </text:span>grep $testuser /etc/passwd</text:p>
      <text:p text:style-name="P297">then</text:p>
      <text:p text:style-name="P275">echo "The user $testuser exists on this system."</text:p>
      <text:p text:style-name="P275">#</text:p>
      <text:p text:style-name="P275"><text:span text:style-name="T9">elif </text:span>ls -d /home/$testuser</text:p>
      <text:p text:style-name="P275">then</text:p>
      <text:p text:style-name="P275">echo "The user $testuser does not exist on this system."</text:p>
      <text:p text:style-name="P275">echo "However, $testuser has a directory."</text:p>
      <text:p text:style-name="P275">#</text:p>
      <text:p text:style-name="P297">fi</text:p>
      <text:p text:style-name="P71"/>
      <text:p text:style-name="P71"/>
      <text:p text:style-name="P71"/>
      <text:p text:style-name="Horizontal_20_Line"/>
      <text:p text:style-name="Horizontal_20_Line"/>
      <text:p text:style-name="P185">* Linux Academy </text:p>
      <text:h text:style-name="P316"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4">When you type in an username and password.</text:span> <text:span text:style-name="T5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5">What are you typing is being registered in this file.</text:span></text:p>
      <text:p text:style-name="P82"/>
      <text:p text:style-name="P83">– <text:span text:style-name="T56">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1">Shebang </text:span>→<text:span text:style-name="T9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61">* See the directories on my path:</text:p>
      <text:p text:style-name="P127">env |grep $PATH</text:p>
      <text:p text:style-name="P75"/>
      <text:p text:style-name="P75"/>
      <text:p text:style-name="P262">* <text:span text:style-name="T91">Command substitution:</text:span></text:p>
      <text:p text:style-name="P75"/>
      <text:list xml:id="list2845682437" text:style-name="L5">
        <text:list-item>
          <text:p text:style-name="P327">Use back `comand` <text:s/>,like: TODAYSDATE=`date`</text:p>
        </text:list-item>
        <text:list-item>
          <text:p text:style-name="P327">Use alias, like below. You will need to use shopt to expand the aliases in the subshell.</text:p>
        </text:list-item>
      </text:list>
      <text:p text:style-name="P75"/>
      <text:p text:style-name="P75"/>
      <text:p text:style-name="P130"><text:span text:style-name="T9">shopt</text:span> → <text:span text:style-name="T9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3">see script below:</text:span></text:p>
      <text:p text:style-name="P129"/>
      <text:p text:style-name="P128"/>
      <text:p text:style-name="P75"><text:span text:style-name="T9">shopt</text:span> -s expand_aliases # Shopt turns on aliases to be run by subshell</text:p>
      <text:p text:style-name="P75"/>
      <text:p text:style-name="P267">alias TODAY="date"</text:p>
      <text:p text:style-name="P267">alias UFILES="find /home/joaquim/Documents/ -user joaquim"</text:p>
      <text:p text:style-name="P267"/>
      <text:p text:style-name="P267">TODAYSDATE=`date`</text:p>
      <text:p text:style-name="P267">USERFILES=`find /home/joaquim/Documents/ -user joaquim`</text:p>
      <text:p text:style-name="P267"/>
      <text:p text:style-name="P267">echo "Today's D<text:span text:style-name="T106">a</text:span>te: $TODAYSDATE"</text:p>
      <text:p text:style-name="P267">echo "All files Owned by User: $USERFILES"</text:p>
      <text:p text:style-name="P267"/>
      <text:p text:style-name="P267">A=`TODAY`</text:p>
      <text:p text:style-name="P267">B=`UFILES``</text:p>
      <text:p text:style-name="P267">echo "With Alias, TODAY is: $A</text:p>
      <text:p text:style-name="P267">echo "With Alias, UFILES is: $B</text:p>
      <text:p text:style-name="P267"/>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6">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5">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4">With command substitution:</text:span></text:p>
      <text:p text:style-name="P75">echo `expr 5 - 2`</text:p>
      <text:p text:style-name="P75">3</text:p>
      <text:p text:style-name="P75"/>
      <text:p text:style-name="P75"/>
      <text:p text:style-name="P189">Variables, local and system</text:p>
      <text:p text:style-name="P135"><text:span text:style-name="T98">L</text:span>ocal variables: <text:s text:c="2"/><text:span text:style-name="T9">env </text:span>or <text:span text:style-name="T9">printenv</text:span></text:p>
      <text:p text:style-name="P136"/>
      <text:p text:style-name="P136"><text:soft-page-break/>System variables: <text:span text:style-name="T9"><text:s/>set </text:span><text:span text:style-name="T99">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4">`</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3">Read statement: </text:span><text:span text:style-name="T76">To provide input to the script:</text:span></text:p>
      <text:p text:style-name="P149"/>
      <text:p text:style-name="P148"># Interactive script for user i<text:span text:style-name="T105">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92533722" text:style-name="L6">
        <text:list-item>
          <text:p text:style-name="P328">Create the variable: <text:s text:c="9"/>MYVAR=4</text:p>
        </text:list-item>
        <text:list-item>
          <text:p text:style-name="P328">Declare it as an in<text:span text:style-name="T109">t</text:span>eger: <text:s/>declare -i MYVAR</text:p>
        </text:list-item>
        <text:list-item>
          <text:p text:style-name="P328">Check it: <text:s/>declare -p MYVAR</text:p>
          <text:p text:style-name="P328"><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1">(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8">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68">SERVERLIST=("tc-app1" "tc-app2" "tc-app3" "tc-app4")</text:p>
      <text:p text:style-name="P268">#echo ${SERVERLIST[*]}</text:p>
      <text:p text:style-name="P268">COUNT=0</text:p>
      <text:p text:style-name="P268"/>
      <text:p text:style-name="P268">for INDEX in ${SERVERLIST[@]}; do</text:p>
      <text:p text:style-name="P268"/>
      <text:p text:style-name="P268"><text:s text:c="2"/>echo "Processing Server: ${SERVERLIST[COUNT]}"</text:p>
      <text:p text:style-name="P268"/>
      <text:p text:style-name="P268"><text:s text:c="2"/>COUNT="`expr $COUNT + 1`"</text:p>
      <text:p text:style-name="P268"/>
      <text:p text:style-name="P268">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3">If Statement <text:s/></text:span><text:span text:style-name="T74">Conditional.</text:span></text:p>
      <text:p text:style-name="P167"/>
      <text:p text:style-name="P169">if [ condition ] <text:s text:c="2"/>--------------→ <text:span text:style-name="T9">Important</text:span>: must <text:span text:style-name="T11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69"/>
      <text:p text:style-name="P269">#!/bin/bash</text:p>
      <text:p text:style-name="P269"># simple if script for guessing a number</text:p>
      <text:p text:style-name="P269"/>
      <text:p text:style-name="P269">clear</text:p>
      <text:p text:style-name="P269">echo "Guess the secret number"</text:p>
      <text:p text:style-name="P269">echo "======================="</text:p>
      <text:p text:style-name="P269">echo ""</text:p>
      <text:p text:style-name="P269">echo "Enter a Number between 1 and 5"</text:p>
      <text:p text:style-name="P269">read GUESS</text:p>
      <text:p text:style-name="P269"/>
      <text:p text:style-name="P269">if [ $GUESS -eq <text:span text:style-name="T9">3</text:span> ]</text:p>
      <text:p text:style-name="P269"><text:s text:c="8"/>then</text:p>
      <text:p text:style-name="P269"><text:s text:c="16"/>echo "You guessed the correct number"</text:p>
      <text:p text:style-name="P269">fi</text:p>
      <text:p text:style-name="P269"/>
      <text:p text:style-name="P269"/>
      <text:p text:style-name="P269"/>
      <text:p text:style-name="P269"/>
      <text:p text:style-name="P269"/>
      <text:p text:style-name="P269"/>
      <text:p text:style-name="P167"/>
      <text:p text:style-name="P48">Another example:</text:p>
      <text:p text:style-name="P171">This script is picking the first input typed on the cli and checking if exists and if it’s readable.</text:p>
      <text:p text:style-name="P171">-f check that i<text:span text:style-name="T114">s</text:span> a file. -r checks if it’s readable. <text:span text:style-name="T116">I’ve created mytext.txt</text:span></text:p>
      <text:p text:style-name="P167"/>
      <text:p text:style-name="P167">./<text:span text:style-name="T116">if_test_file.sh mytext.txt</text:span></text:p>
      <text:p text:style-name="P167"/>
      <text:p text:style-name="P269">#!/bin/bash</text:p>
      <text:p text:style-name="P269"># test mutiple expressions in single if statement</text:p>
      <text:p text:style-name="P269"/>
      <text:p text:style-name="P269">FILENAME=$1</text:p>
      <text:p text:style-name="P269"><text:soft-page-break/></text:p>
      <text:p text:style-name="P269">echo "Testing for file $FILENAME and readability"</text:p>
      <text:p text:style-name="P269"/>
      <text:p text:style-name="P269"><text:span text:style-name="T9">if </text:span>[ <text:span text:style-name="T9">-f </text:span>$FILENAME ] &amp;&amp; [ <text:span text:style-name="T9">-r</text:span> $FILENAME ] <text:s text:c="2"/>→<text:span text:style-name="T112"> if the file exists AND is readable, show me the echo.</text:span></text:p>
      <text:p text:style-name="P269"><text:s text:c="8"/><text:span text:style-name="T9">then</text:span></text:p>
      <text:p text:style-name="P269"><text:s text:c="16"/>echo "File $FILENAME exists AND is readable"</text:p>
      <text:p text:style-name="P269"/>
      <text:p text:style-name="P269">fi</text:p>
      <text:p text:style-name="P269"/>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0">2&gt;/dev/null</text:span></text:p>
      <text:p text:style-name="P175"/>
      <text:p text:style-name="P270"># Simple example of if then else and nested if statements</text:p>
      <text:p text:style-name="P270"/>
      <text:p text:style-name="P270">echo "Enter a number between 1 and 3"</text:p>
      <text:p text:style-name="P270"><text:span text:style-name="T9">read</text:span> VALUE</text:p>
      <text:p text:style-name="P270"/>
      <text:p text:style-name="P270"><text:span text:style-name="T9">if </text:span>[ "$VALUE" -eq "1" ] 2&gt;/dev/null || [ "$VALUE" -eq "2" ] 2&gt;/dev/null || [ "$VALUE" -eq "3" ] 2&gt;/dev/null; then</text:p>
      <text:p text:style-name="P270"><text:s text:c="8"/>echo ""</text:p>
      <text:p text:style-name="P270"><text:s text:c="8"/>echo "You entered $VALUE"</text:p>
      <text:p text:style-name="P294">else</text:p>
      <text:p text:style-name="P270"><text:s text:c="8"/>echo ""</text:p>
      <text:p text:style-name="P270"><text:s text:c="8"/>echo "You didn't follow directions!"</text:p>
      <text:p text:style-name="P294">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43512236" text:style-name="L7">
        <text:list-item>
          <text:p text:style-name="P329">If the value is 1 show me this message redirecting the error to dev/null</text:p>
        </text:list-item>
        <text:list-item>
          <text:p text:style-name="P329">If the value is 2 show me this other message and 2&gt;/dev/null</text:p>
        </text:list-item>
        <text:list-item>
          <text:p text:style-name="P329">If it’s 3 show this other message and 2&gt;/dev/null</text:p>
        </text:list-item>
        <text:list-item>
          <text:p text:style-name="P329">If not show this message</text:p>
        </text:list-item>
      </text:list>
      <text:p text:style-name="P167"/>
      <text:p text:style-name="P269"><text:soft-page-break/>echo "Enter a number between 1 and 3:"</text:p>
      <text:p text:style-name="P269">read VALUE</text:p>
      <text:p text:style-name="P269"/>
      <text:p text:style-name="P269"><text:span text:style-name="T9">if </text:span>[ "$VALUE" -eq "1" ] 2&gt;/dev/null; then</text:p>
      <text:p text:style-name="P269"><text:s text:c="8"/>echo ""</text:p>
      <text:p text:style-name="P269"><text:s text:c="8"/>echo "You entered 1"</text:p>
      <text:p text:style-name="P269"><text:span text:style-name="T9">elif </text:span>[ "$VALUE" -eq "2" ] 2&gt;/dev/null; then</text:p>
      <text:p text:style-name="P269"><text:s text:c="8"/>echo ""</text:p>
      <text:p text:style-name="P269"><text:s text:c="8"/>echo "You entered 2"</text:p>
      <text:p text:style-name="P269"><text:span text:style-name="T9">elif </text:span>[ "$VALUE" -eq "3" ] 2&gt;/dev/null; then</text:p>
      <text:p text:style-name="P269"><text:s text:c="8"/>echo ""</text:p>
      <text:p text:style-name="P269"><text:s text:c="8"/>echo "You entered 3"</text:p>
      <text:p text:style-name="P295">else</text:p>
      <text:p text:style-name="P269"><text:s text:c="8"/>echo""</text:p>
      <text:p text:style-name="P269"><text:s text:c="8"/>echo "You didn't followed directions"</text:p>
      <text:p text:style-name="P269"/>
      <text:p text:style-name="P295">fi</text:p>
      <text:p text:style-name="P269"/>
      <text:p text:style-name="P269"/>
      <text:p text:style-name="P197">For Loop:</text:p>
      <text:p text:style-name="P272"/>
      <text:p text:style-name="P252">The below script does:</text:p>
      <text:list xml:id="list2704554627" text:style-name="L8">
        <text:list-item>
          <text:p text:style-name="P330">Command substitution searching for all .sh files on my current folder</text:p>
        </text:list-item>
        <text:list-item>
          <text:p text:style-name="P330">For every file inside shellscript do:</text:p>
        </text:list-item>
        <text:list-item>
          <text:p text:style-name="P330">A cat (of every file)</text:p>
        </text:list-item>
        <text:list-item>
          <text:p text:style-name="P330">And display it with echo (every file will be displayed on the screen)</text:p>
        </text:list-item>
      </text:list>
      <text:p text:style-name="P271"/>
      <text:p text:style-name="P271">#!/bin/bash</text:p>
      <text:p text:style-name="P271"># demo of the for loop</text:p>
      <text:p text:style-name="P271"/>
      <text:p text:style-name="P271">echo "List all the shell script contents of the directory"</text:p>
      <text:p text:style-name="P271"/>
      <text:p text:style-name="P271"><text:span text:style-name="T115">SHELLSCRIPTS</text:span>=`ls *.sh`</text:p>
      <text:p text:style-name="P271"/>
      <text:p text:style-name="P271">for SCRIPT in "$SHELLSCRIPTS"; do</text:p>
      <text:p text:style-name="P271"><text:s text:c="8"/>DISPLAY="`cat $SCRIPT`"</text:p>
      <text:p text:style-name="P271"><text:s text:c="8"/>echo "File: $SCRIPT - Contents $DISPLAY"</text:p>
      <text:p text:style-name="P271">done</text:p>
      <text:p text:style-name="P271"/>
      <text:p text:style-name="P271"/>
      <text:p text:style-name="P271"/>
      <text:p text:style-name="P271"/>
      <text:p text:style-name="P271"/>
      <text:p text:style-name="P271"/>
      <text:p text:style-name="P271"/>
      <text:p text:style-name="P198">Case Statement: <text:span text:style-name="T41">(conditional)</text:span></text:p>
      <text:p text:style-name="P210"/>
      <text:p text:style-name="P210">asdfasd</text:p>
      <text:p text:style-name="P210"/>
      <text:p text:style-name="P273">echo "MAIN MENU"</text:p>
      <text:p text:style-name="P273">echo "========="</text:p>
      <text:p text:style-name="P273">echo "1) Choice One"</text:p>
      <text:p text:style-name="P273">echo "2) Choice Two"</text:p>
      <text:p text:style-name="P273">echo "3) Choice Three"</text:p>
      <text:p text:style-name="P273">echo ""</text:p>
      <text:p text:style-name="P273">echo "Enter Choice"</text:p>
      <text:p text:style-name="P273"><text:soft-page-break/>read MENUCHOICE</text:p>
      <text:p text:style-name="P273"/>
      <text:p text:style-name="P273"><text:span text:style-name="T9">case </text:span>$MENUCHOICE in</text:p>
      <text:p text:style-name="P273"><text:s text:c="8"/>1)</text:p>
      <text:p text:style-name="P273"><text:s text:c="16"/>echo "Congratulations for choosing the first option";;</text:p>
      <text:p text:style-name="P273"><text:s text:c="8"/>2)</text:p>
      <text:p text:style-name="P273"><text:s text:c="16"/>echo "Choice 2 Chosen"<text:span text:style-name="T9">;; <text:s text:c="3"/>→</text:span><text:span text:style-name="T17"> two semicolons to tell case that this is the end of this option</text:span></text:p>
      <text:p text:style-name="P273"><text:s text:c="8"/>3)</text:p>
      <text:p text:style-name="P273"><text:s text:c="16"/>echo "Last Choise made";;</text:p>
      <text:p text:style-name="P273"><text:s text:c="8"/>*)</text:p>
      <text:p text:style-name="P273"><text:s text:c="16"/>echo "You chose unwisely";;</text:p>
      <text:p text:style-name="P296">esac</text:p>
      <text:p text:style-name="P273"/>
      <text:p text:style-name="P273"/>
      <text:p text:style-name="P273">MAIN MENU</text:p>
      <text:p text:style-name="P273">=========</text:p>
      <text:p text:style-name="P273">1) Choice One</text:p>
      <text:p text:style-name="P273">2) Choice Two</text:p>
      <text:p text:style-name="P273">3) Choice Three</text:p>
      <text:p text:style-name="P273"/>
      <text:p text:style-name="P273">Enter Choice</text:p>
      <text:p text:style-name="P273">asdfasdfasdf</text:p>
      <text:p text:style-name="P273">You chose unwisely</text:p>
      <text:p text:style-name="P273"/>
      <text:p text:style-name="P273"/>
      <text:p text:style-name="P199">While loop: <text:span text:style-name="T42">(conditional)</text:span></text:p>
      <text:p text:style-name="P211"/>
      <text:p text:style-name="P212">Display “Hello World” while <text:span text:style-name="T9">COUNT</text:span> is less than <text:span text:style-name="T9">DISPLAYNUMBER</text:span></text:p>
      <text:p text:style-name="P211"/>
      <text:p text:style-name="P274">echo "Enter number of times to display the hello world message"</text:p>
      <text:p text:style-name="P274">read <text:span text:style-name="T9">DISPLAYNUMBER</text:span></text:p>
      <text:p text:style-name="P274"/>
      <text:p text:style-name="P274"><text:span text:style-name="T9">COUNT</text:span>=1 # Normally i , x or other letter is used here, this is only a variable to say from which number we are starting</text:p>
      <text:p text:style-name="P274"># If you add 0 you will fall in an infinite loop</text:p>
      <text:p text:style-name="P274"/>
      <text:p text:style-name="P274"><text:span text:style-name="T9">while</text:span> [ $COUNT -le $DISPLAYNUMBER ]</text:p>
      <text:p text:style-name="P274"><text:s text:c="6"/><text:span text:style-name="T9"><text:s text:c="2"/>do</text:span></text:p>
      <text:p text:style-name="P274"><text:s text:c="16"/>echo "Hello World - $COUNT"</text:p>
      <text:p text:style-name="P274"><text:s text:c="16"/>COUNT="`expr $COUNT + 1`"</text:p>
      <text:p text:style-name="P274"><text:s text:c="8"/><text:span text:style-name="T9">done</text:span></text:p>
      <text:p text:style-name="P211"/>
      <text:p text:style-name="P211"/>
      <text:p text:style-name="P274">Enter number of times to display the hello world message</text:p>
      <text:p text:style-name="P274">5</text:p>
      <text:p text:style-name="P274">Hello World - 1</text:p>
      <text:p text:style-name="P274">Hello World - 2</text:p>
      <text:p text:style-name="P274">Hello World - 3</text:p>
      <text:p text:style-name="P274">Hello World - 4</text:p>
      <text:p text:style-name="P274">Hello World – 5</text:p>
      <text:p text:style-name="P274"/>
      <text:p text:style-name="P274"/>
      <text:p text:style-name="P274"/>
      <text:p text:style-name="P274"/>
      <text:p text:style-name="P274"/>
      <text:p text:style-name="P207"><text:span text:style-name="T9">Execution Operators (&amp;&amp; and ||) </text:span><text:span text:style-name="T120">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1">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53">Example: execops.sh </text:p>
      <text:p text:style-name="P215">Type a number and will tell you if is odd (only 1,3 or 5)</text:p>
      <text:p text:style-name="P215"/>
      <text:p text:style-name="P276">echo "Enter a number between 1 and 5"</text:p>
      <text:p text:style-name="P276">read VALUE</text:p>
      <text:p text:style-name="P276"/>
      <text:p text:style-name="P276">if [ "$VALUE" -eq "1" ] || [ "$VALUE" -eq "3" ] || [ "$VALUE" -eq "3" ]; then</text:p>
      <text:p text:style-name="P276"><text:s text:c="8"/>echo "You entered the ODD value of $VALUE"</text:p>
      <text:p text:style-name="P276">else</text:p>
      <text:p text:style-name="P276"><text:s text:c="8"/>echo "You entered a value of $VALUE"</text:p>
      <text:p text:style-name="P276">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76">echo "Enter filename to read"</text:p>
      <text:p text:style-name="P276">read FILE</text:p>
      <text:p text:style-name="P276"/>
      <text:p text:style-name="P276">while read<text:span text:style-name="T9"> -r</text:span> SUPERHERO; do <text:s text:c="3"/>→<text:span text:style-name="T122"> -r asks to read a line </text:span></text:p>
      <text:p text:style-name="P276"><text:s text:c="8"/>echo "Superhero Name: $SUPERHERO"</text:p>
      <text:p text:style-name="P276">done &lt; "$FIL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02"><text:soft-page-break/>Standard File descriptors:</text:p>
      <text:p text:style-name="P277"/>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3">n</text:span>put into the while loop: <text:s text:c="2"/>done &lt;&amp;5</text:p>
      <text:p text:style-name="P218"># <text:s text:c="6"/>Echo the date inside the file and close the sc<text:span text:style-name="T124">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54">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7">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0">If you type: <text:s/></text:span><text:span text:style-name="T9">echo $IFS</text:span> <text:s/>--&gt; will be in black, b<text:span text:style-name="T125">e</text:span>cause there are a space <text:span text:style-name="T126">by default. So we can use it to </text:span><text:s/></text:p>
      <text:p text:style-name="P219"/>
      <text:p text:style-name="P219">joaquim@DIT-LNX-00059:~$ <text:span text:style-name="T9">echo $IFS</text:span></text:p>
      <text:p text:style-name="P219"><text:tab/><text:tab/><text:tab/><text:tab/><text:tab/>-----→<text:span text:style-name="T136"> Empty space by default</text:span></text:p>
      <text:p text:style-name="P219">joaquim@DIT-LNX-00059:~$</text:p>
      <text:p text:style-name="P219"/>
      <text:p text:style-name="P219">-<text:span text:style-name="T137">Now we can create a script to display the content of another file, delimeter.txt</text:span></text:p>
      <text:p text:style-name="P219"/>
      <text:p text:style-name="P230">Content of delimeter.txt:</text:p>
      <text:p text:style-name="P307">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78">#!/bin/bash</text:p>
      <text:p text:style-name="P278"># Delimiter example using IFS</text:p>
      <text:p text:style-name="P278"/>
      <text:p text:style-name="P278">echo "Enter filename to parse: "</text:p>
      <text:p text:style-name="P278"><text:span text:style-name="T9">read</text:span> FILE</text:p>
      <text:p text:style-name="P278"/>
      <text:p text:style-name="P278">echo "Enter the Delimiter:"</text:p>
      <text:p text:style-name="P278"><text:span text:style-name="T9">read</text:span> DELIM</text:p>
      <text:p text:style-name="P278"/>
      <text:p text:style-name="P278">IFS="$DELIM"</text:p>
      <text:p text:style-name="P278"/>
      <text:p text:style-name="P278"><text:span text:style-name="T9">while</text:span> read -r CPU MEMORY DISK; do</text:p>
      <text:p text:style-name="P278"><text:s text:c="8"/>echo "CPU: $CPU"</text:p>
      <text:p text:style-name="P278"><text:s text:c="8"/>echo "Memory: $MEMORY"</text:p>
      <text:p text:style-name="P278"><text:s text:c="8"/>echo "Disk: $DISK"</text:p>
      <text:p text:style-name="P278"><text:span text:style-name="T9">done</text:span> &lt;"$FILE"</text:p>
      <text:p text:style-name="P219"/>
      <text:p text:style-name="P219"/>
      <text:p text:style-name="P204">TRAPS and SIGNALS:</text:p>
      <text:p text:style-name="P224"/>
      <text:p text:style-name="P226">To say <text:span text:style-name="T127">to </text:span>the script to not stop it with control c <text:span text:style-name="T128">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9">(control z)</text:span></text:p>
      <text:p text:style-name="P229"><text:span text:style-name="T9">SIGTSTP</text:span> <text:s text:c="2"/>Threat stop or suspend </text:p>
      <text:p text:style-name="P218"><text:soft-page-break/></text:p>
      <text:p text:style-name="P277">#!/bin/bash</text:p>
      <text:p text:style-name="P277"># Example of trapping events and limiting the shell stopping</text:p>
      <text:p text:style-name="P277"/>
      <text:p text:style-name="P298">trap <text:span text:style-name="T74">'echo " - Please Press Q to Exit.." ' </text:span>SIGINT SIGTERM SIGTSTP</text:p>
      <text:p text:style-name="P277"/>
      <text:p text:style-name="P277"><text:span text:style-name="T9">while</text:span> [ "<text:span text:style-name="T9">$CHOICE</text:span>" != "Q" ] <text:span text:style-name="T9">&amp;&amp;</text:span> [ "<text:span text:style-name="T9">$CHOICE</text:span>" != "q" ]; <text:span text:style-name="T9">do</text:span></text:p>
      <text:p text:style-name="P277"><text:s text:c="8"/>echo "MAIN MENU"</text:p>
      <text:p text:style-name="P277"><text:s text:c="8"/>echo "========="</text:p>
      <text:p text:style-name="P277"><text:s text:c="8"/>echo "1) Choice One"</text:p>
      <text:p text:style-name="P277"><text:s text:c="8"/>echo "2) Choice Two"</text:p>
      <text:p text:style-name="P277"><text:s text:c="8"/>echo "3) Choice Three"</text:p>
      <text:p text:style-name="P277"><text:s text:c="8"/>echo "Q) Quit/Exit"</text:p>
      <text:p text:style-name="P277"><text:s text:c="8"/>echo ""</text:p>
      <text:p text:style-name="P277"><text:s text:c="4"/><text:span text:style-name="T9"><text:s text:c="4"/>read </text:span>CHOICE</text:p>
      <text:p text:style-name="P277"/>
      <text:p text:style-name="P277"><text:s text:c="8"/>clear</text:p>
      <text:p text:style-name="P277">done</text:p>
      <text:p text:style-name="P277"/>
      <text:p text:style-name="P277"/>
      <text:p text:style-name="P277"/>
      <text:p text:style-name="P306">MAIN MENU</text:p>
      <text:p text:style-name="P305">=========</text:p>
      <text:p text:style-name="P305">1) Choice One</text:p>
      <text:p text:style-name="P305">2) Choice Two</text:p>
      <text:p text:style-name="P305">3) Choice Three</text:p>
      <text:p text:style-name="P305">Q) Quit/Exit</text:p>
      <text:p text:style-name="P305"/>
      <text:p text:style-name="P305">^C - Please Press Q to Exit..</text:p>
      <text:p text:style-name="P305">^Z - Please Press Q to Exit..</text:p>
      <text:p text:style-name="P305"/>
      <text:p text:style-name="P279"/>
      <text:p text:style-name="P279"/>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9">debug </text:span>it <text:span text:style-name="T138">in two ways:</text:span></text:p>
      <text:p text:style-name="P231"/>
      <text:list xml:id="list2334068092" text:style-name="L9">
        <text:list-item>
          <text:p text:style-name="P331"><text:span text:style-name="T139">Debug the</text:span> whole script: <text:span text:style-name="T9"><text:s/>bash -x </text:span>&lt;script.sh&gt; <text:s text:c="3"/>example: <text:s/>bash -x <text:s/>if_then.sh</text:p>
        </text:list-item>
        <text:list-item>
          <text:p text:style-name="P332"><text:span text:style-name="T139">Debug some parts, inside the script: <text:s text:c="3"/></text:span><text:span text:style-name="T19">set -x</text:span><text:span text:style-name="T139">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08">echo "============================================"</text:p>
      <text:p text:style-name="P305">echo "INSTRUCTIONS: Enter a number between 1 and 3"</text:p>
      <text:p text:style-name="Standard"><text:span text:style-name="T133">read</text:span><text:span text:style-name="T131"> GUESS</text:span></text:p>
      <text:p text:style-name="P305"/>
      <text:p text:style-name="Standard"><text:span text:style-name="T133">if</text:span><text:span text:style-name="T131"> [ "$GUESS" -eq "1" ] 2&gt;/dev/null ; then</text:span></text:p>
      <text:p text:style-name="P305"><text:s text:c="8"/>echo "You've typed 1"</text:p>
      <text:p text:style-name="Standard"><text:span text:style-name="T133">elif</text:span><text:span text:style-name="T131"> [ "$GUESS" -eq 2 ] 2&gt;/dev/null ; then</text:span></text:p>
      <text:p text:style-name="P305"><text:s text:c="8"/>echo "You've typed 2"</text:p>
      <text:p text:style-name="Standard"><text:span text:style-name="T133">elif</text:span><text:span text:style-name="T131"> [ "$GUESS" -eq 3 ] 2&gt;/dev/null ; then</text:span></text:p>
      <text:p text:style-name="P305"><text:s text:c="8"/>echo "You've typed 3"</text:p>
      <text:p text:style-name="P312">else</text:p>
      <text:p text:style-name="P305"><text:s text:c="8"/>echo "Follow instructions please"</text:p>
      <text:p text:style-name="P305">fi</text:p>
      <text:p text:style-name="P236"><text:soft-page-break/>Debugging the whole script</text:p>
      <text:p text:style-name="P308"/>
      <text:p text:style-name="P311">bash -x if_then.sh</text:p>
      <text:p text:style-name="P232"/>
      <text:p text:style-name="P308">+ echo ============================================</text:p>
      <text:p text:style-name="P305">============================================</text:p>
      <text:p text:style-name="P305">+ echo 'INSTRUCTIONS: Enter a number between 1 and 3'</text:p>
      <text:p text:style-name="P305">INSTRUCTIONS: Enter a number between 1 and 3</text:p>
      <text:p text:style-name="Standard"><text:span text:style-name="T131">+ </text:span><text:span text:style-name="T133">read</text:span><text:span text:style-name="T131"> GUESS <text:s text:c="2"/>------------→</text:span><text:span text:style-name="T132"> here is waiting for me to type, I typed 40</text:span></text:p>
      <text:p text:style-name="P312">40</text:p>
      <text:p text:style-name="Standard"><text:span text:style-name="T131">+ '[' 40 -eq 1 ']' <text:s text:c="2"/>------→</text:span><text:span text:style-name="T132"> then is doing the while loop, is 40 equal to 1, NO, so go next</text:span></text:p>
      <text:p text:style-name="Standard"><text:span text:style-name="T131">+ '[' 40 -eq 2 ']' <text:s text:c="2"/>-------------------→</text:span><text:span text:style-name="T132"> <text:s/>is 40 equal to 2, NO, go next</text:span></text:p>
      <text:p text:style-name="P313"><text:span text:style-name="T131">+ '[' 40 -eq 3 ']' <text:s text:c="2"/>-------------------→</text:span><text:span text:style-name="T132"> <text:s/>is 40 equal to 3, NO, go next, which is </text:span><text:span text:style-name="T134">EL</text:span><text:span text:style-name="T135">SE</text:span></text:p>
      <text:p text:style-name="P305">+ echo 'Follow instructions please'</text:p>
      <text:p text:style-name="P305">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1">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4">g</text:span>s that way but we can do interesting things.</text:p>
      <text:p text:style-name="P239"/>
      <text:p text:style-name="P255">You can not create an empty function:</text:p>
      <text:p text:style-name="P240"/>
      <text:p text:style-name="P280">#!/bin/bash</text:p>
      <text:p text:style-name="P280"># simple function example</text:p>
      <text:p text:style-name="P280"/>
      <text:p text:style-name="P280">funcExample () {</text:p>
      <text:p text:style-name="P280"/>
      <text:p text:style-name="P280">}</text:p>
      <text:p text:style-name="P240"/>
      <text:p text:style-name="P240">The above will give <text:span text:style-name="T145">this</text:span> error when you run the script.</text:p>
      <text:p text:style-name="P309">./simplefunc.sh: line 6: syntax error near unexpected token `}'</text:p>
      <text:p text:style-name="P309">./simplefunc.sh: line 6: `}'</text:p>
      <text:p text:style-name="P240"/>
      <text:p text:style-name="P240"><text:span text:style-name="T9">You can put the null command :</text:span> and won’t have the error </text:p>
      <text:p text:style-name="P240"/>
      <text:p text:style-name="P280">funcExample () {</text:p>
      <text:p text:style-name="P280"><text:s text:c="2"/><text:span text:style-name="T9"><text:s/>:</text:span></text:p>
      <text:p text:style-name="P280">}</text:p>
      <text:p text:style-name="P257"><text:soft-page-break/>Correct function:</text:p>
      <text:p text:style-name="P280"/>
      <text:p text:style-name="P280">echo "Starting the function definition"</text:p>
      <text:p text:style-name="P280"/>
      <text:p text:style-name="P280"><text:span text:style-name="T9">funcExample</text:span> () { <text:s text:c="12"/>---------------------------------→<text:span text:style-name="T140"> you are declaring it and adding inside the commands to run</text:span></text:p>
      <text:p text:style-name="P280"><text:s/>echo "We are now INSIDE the function"</text:p>
      <text:p text:style-name="P280">}</text:p>
      <text:p text:style-name="P280"/>
      <text:p text:style-name="P299">funcExample <text:s text:c="2"/><text:span text:style-name="T74"><text:s/>------------------------→</text:span><text:span text:style-name="T80">then</text:span><text:span text:style-name="T78"> you </text:span><text:span text:style-name="T80">have to</text:span><text:span text:style-name="T78"> call the function</text:span></text:p>
      <text:p text:style-name="P283"/>
      <text:p text:style-name="P283"/>
      <text:p text:style-name="P256"><text:span text:style-name="T140">O</text:span>ne line fuction: <text:span text:style-name="T74"><text:s/>You have to use semicolon</text:span> ; <text:span text:style-name="T74">as a delimiter</text:span></text:p>
      <text:p text:style-name="P256"/>
      <text:p text:style-name="P281">echo "Starting the function definition"</text:p>
      <text:p text:style-name="P281"/>
      <text:p text:style-name="P281">funcExample () { echo "We are now INSIDE the function" <text:span text:style-name="T86">;</text:span> }</text:p>
      <text:p text:style-name="P281"/>
      <text:p text:style-name="P281">funcExample</text:p>
      <text:p text:style-name="P281"/>
      <text:p text:style-name="P281"/>
      <text:p text:style-name="P258">Structure of fuctions:</text:p>
      <text:p text:style-name="P242"/>
      <text:p text:style-name="P300"># Script or global variables</text:p>
      <text:p text:style-name="P282">CMDLINE=$1 <text:s text:c="2"/>-------→<text:span text:style-name="T142"> this is only to show where we can put the global variables, that will affect the whole script.In this <text:tab/><text:tab/> <text:s text:c="11"/>case won’t do nothing because is not going to be called in the script, it’s only a visual example</text:span></text:p>
      <text:p text:style-name="P282"/>
      <text:p text:style-name="P300">#Function definition start <text:s text:c="3"/>------→<text:span text:style-name="T79"> its a good practice </text:span><text:span text:style-name="T81">to</text:span><text:span text:style-name="T79"> add notes informing about the meaning of the parts</text:span></text:p>
      <text:p text:style-name="P282"><text:tab/><text:tab/><text:tab/><text:tab/> <text:s text:c="2"/><text:span text:style-name="T143">of the script and what are they doing.</text:span><text:tab/></text:p>
      <text:p text:style-name="P282"># displays a message</text:p>
      <text:p text:style-name="P282"><text:span text:style-name="T9">functExample </text:span>() {</text:p>
      <text:p text:style-name="P282"><text:s text:c="8"/>echo "This is an example inside of the function definition"</text:p>
      <text:p text:style-name="P282">}</text:p>
      <text:p text:style-name="P282"/>
      <text:p text:style-name="P300"># Function definition stop</text:p>
      <text:p text:style-name="P282"/>
      <text:p text:style-name="P282"/>
      <text:p text:style-name="P300"># Beginning of the script</text:p>
      <text:p text:style-name="P282">echo "This is where the script starts"</text:p>
      <text:p text:style-name="P282"/>
      <text:p text:style-name="P300">functExample</text:p>
      <text:p text:style-name="P300"/>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64"><text:soft-page-break/><text:span text:style-name="T146">Variable </text:span>Scope <text:span text:style-name="T146">in Functions</text:span>:</text:p>
      <text:p text:style-name="P244"/>
      <text:p text:style-name="P284">#!/bin/bash</text:p>
      <text:p text:style-name="P284"># Demostratin<text:span text:style-name="T147">g</text:span> variable scope</text:p>
      <text:p text:style-name="P284"/>
      <text:p text:style-name="P284"># Global variable declaration</text:p>
      <text:p text:style-name="P284"><text:span text:style-name="T9">GLOBALVAR</text:span>="Globally Visible"</text:p>
      <text:p text:style-name="P284"/>
      <text:p text:style-name="P284"># Function definitions - start</text:p>
      <text:p text:style-name="P284"/>
      <text:p text:style-name="P284"># Simple function for function variable scope</text:p>
      <text:p text:style-name="P284"><text:span text:style-name="T9">funcExample </text:span>() {</text:p>
      <text:p text:style-name="P284"><text:s text:c="8"/># Local variable to the function</text:p>
      <text:p text:style-name="P284"><text:s text:c="8"/><text:span text:style-name="T9">LOCALVAR</text:span>="Locally Visible"</text:p>
      <text:p text:style-name="P284"><text:s text:c="8"/>echo "From whithin the function, the variable is $<text:span text:style-name="T9">LOCALVAR</text:span>..."</text:p>
      <text:p text:style-name="P284">}</text:p>
      <text:p text:style-name="P284"/>
      <text:p text:style-name="P284"># Functions definitions - Stop</text:p>
      <text:p text:style-name="P284"/>
      <text:p text:style-name="P284"># Script - Start</text:p>
      <text:p text:style-name="P284">clear</text:p>
      <text:p text:style-name="P284"/>
      <text:p text:style-name="P284">echo "This step happens first"</text:p>
      <text:p text:style-name="P284">echo ""</text:p>
      <text:p text:style-name="P284">echo "Global variable = $<text:span text:style-name="T9">GLOBALVAR</text:span> (before the function call)"</text:p>
      <text:p text:style-name="P284">echo "Local variable = $<text:span text:style-name="T9">LOCALVAR</text:span> (before the function call)"</text:p>
      <text:p text:style-name="P284">echo ""</text:p>
      <text:p text:style-name="P284">echo "Calling the function - funcExample()"</text:p>
      <text:p text:style-name="P284"/>
      <text:p text:style-name="P301">funcExample</text:p>
      <text:p text:style-name="P284"/>
      <text:p text:style-name="P284">echo ""</text:p>
      <text:p text:style-name="P284">echo "The function has been called..."</text:p>
      <text:p text:style-name="P284">echo ""</text:p>
      <text:p text:style-name="P284"/>
      <text:p text:style-name="P284"/>
      <text:p text:style-name="P284">echo "Global variable = $<text:span text:style-name="T9">GLOBALVAR</text:span> (After the function call)"</text:p>
      <text:p text:style-name="P284">echo "Local variable = $<text:span text:style-name="T9">LOCALVAR</text:span> (After the function call)"</text:p>
      <text:p text:style-name="P284"/>
      <text:p text:style-name="P284"/>
      <text:p text:style-name="P284"/>
      <text:p text:style-name="P241">You will see this when executing the script:</text:p>
      <text:p text:style-name="P244"/>
      <text:p text:style-name="P310">This step happens first</text:p>
      <text:p text:style-name="P305"/>
      <text:p text:style-name="P305">Global variable = Globally Visible (before the function call)</text:p>
      <text:p text:style-name="P305">Local variable = <text:s/>(before the function call)</text:p>
      <text:p text:style-name="P305"/>
      <text:p text:style-name="P305">Calling the function - funcExample()</text:p>
      <text:p text:style-name="P305">From whithin the function, the variable is Locally Visible...</text:p>
      <text:p text:style-name="P305"/>
      <text:p text:style-name="P305">The function has been called...</text:p>
      <text:p text:style-name="P305"/>
      <text:p text:style-name="P305">Global variable = Globally Visible (After the function call)</text:p>
      <text:p text:style-name="P305">Local variable = Locally Visible (After the function call)</text:p>
      <text:p text:style-name="P244"/>
      <text:p text:style-name="P244"/>
      <text:p text:style-name="P244"/>
      <text:p text:style-name="P245"/>
      <text:p text:style-name="P265"><text:soft-page-break/>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85">#!/bin/bash</text:p>
      <text:p text:style-name="P285"># This demo is for funtional parameter passing</text:p>
      <text:p text:style-name="P285"/>
      <text:p text:style-name="P285"># Global Variable</text:p>
      <text:p text:style-name="P302">USERNAME=$1 <text:s text:c="2"/>→<text:span text:style-name="T148"> </text:span><text:span text:style-name="T82">global variable, will pic</text:span><text:span text:style-name="T83">k</text:span><text:span text:style-name="T82"> the parameter passed when I’m running the script, so ./script.sh Joaquim</text:span></text:p>
      <text:p text:style-name="P285"><text:tab/><text:tab/> <text:s text:c="6"/><text:tab/><text:span text:style-name="T150">$1 says “accept a single parameter” </text:span><text:tab/><text:tab/></text:p>
      <text:p text:style-name="P285"/>
      <text:p text:style-name="P285"># Function definitions - Start</text:p>
      <text:p text:style-name="P285"/>
      <text:p text:style-name="P285"># Calculate age in days</text:p>
      <text:p text:style-name="P285">funcAgeInDays () {</text:p>
      <text:p text:style-name="P285"><text:s text:c="8"/>echo "Hello $USERNAME, You are <text:span text:style-name="T9">$1 </text:span>Years Old." <text:s text:c="4"/>→<text:span text:style-name="T149"> $1 could be $USERAGE</text:span></text:p>
      <text:p text:style-name="P286"><text:s text:c="8"/>echo "That makes you approximately `expr <text:span text:style-name="T9">$1</text:span> \* 365` days old…" <text:s text:c="4"/>→<text:span text:style-name="T149"> $1 could be $USERAGE</text:span></text:p>
      <text:p text:style-name="P285">}</text:p>
      <text:p text:style-name="P285"/>
      <text:p text:style-name="P285"># Function definitions - Stop</text:p>
      <text:p text:style-name="P285"/>
      <text:p text:style-name="P285"># Script Start</text:p>
      <text:p text:style-name="P285">clear</text:p>
      <text:p text:style-name="P285"/>
      <text:p text:style-name="P285">echo "Enter your age:"</text:p>
      <text:p text:style-name="P285">read USERAGE</text:p>
      <text:p text:style-name="P285"/>
      <text:p text:style-name="P285"># Calculate the number of days</text:p>
      <text:p text:style-name="P302">funcAgeInDays $USERAGE <text:s/></text:p>
      <text:p text:style-name="P246"/>
      <text:p text:style-name="P246"/>
      <text:p text:style-name="P259">This is the result:</text:p>
      <text:p text:style-name="P287">Enter your age:</text:p>
      <text:p text:style-name="P287">20</text:p>
      <text:p text:style-name="P287">Hello Joaquim, You are 20 Years Old.</text:p>
      <text:p text:style-name="P287">That makes you approximately 7300 days old...</text:p>
      <text:p text:style-name="P246"/>
      <text:p text:style-name="P246"/>
      <text:p text:style-name="P259">And this is the script being debugged with bash -x</text:p>
      <text:p text:style-name="P248"/>
      <text:p text:style-name="P287">+ USERNAME=Joaquim</text:p>
      <text:p text:style-name="P287">+ clear</text:p>
      <text:p text:style-name="P287">+ echo 'Enter your age:'</text:p>
      <text:p text:style-name="P287">Enter your age:</text:p>
      <text:p text:style-name="P287">+ read USERAGE</text:p>
      <text:p text:style-name="P287">20</text:p>
      <text:p text:style-name="P287">+ funcAgeInDays 20</text:p>
      <text:p text:style-name="P287">+ echo 'Hello Joaquim, You are 20 Years Old.'</text:p>
      <text:p text:style-name="P287">Hello Joaquim, You are 20 Years Old.</text:p>
      <text:p text:style-name="P287">++ expr 20 '*' 365</text:p>
      <text:p text:style-name="P287">+ echo 'That makes you approximately 7300 days old...'</text:p>
      <text:p text:style-name="P287">That makes you approximately 7300 days old...</text:p>
      <text:p text:style-name="P266"><text:soft-page-break/></text:p>
      <text:p text:style-name="P266">Nested Functions:</text:p>
      <text:p text:style-name="P247"/>
      <text:p text:style-name="P290">Here we have a function (funcHuman) and inside there are <text:s/>other functions <text:span text:style-name="T151">(funcMale and funcFemale)</text:span></text:p>
      <text:p text:style-name="P291">When you are calling the functions you have to call the global one, if not is not going to work.</text:p>
      <text:p text:style-name="P291"/>
      <text:p text:style-name="P247"/>
      <text:p text:style-name="P288">#!/bin/bash</text:p>
      <text:p text:style-name="P288"># Demo of nested functions and some abstraction</text:p>
      <text:p text:style-name="P288"/>
      <text:p text:style-name="P288"># Global Variable</text:p>
      <text:p text:style-name="P288">GENDER=$1</text:p>
      <text:p text:style-name="P288"/>
      <text:p text:style-name="P288"># Function Definition - Start</text:p>
      <text:p text:style-name="P288"/>
      <text:p text:style-name="P288"># Create a human being</text:p>
      <text:p text:style-name="P288"><text:span text:style-name="T9">funcHuman</text:span> () {</text:p>
      <text:p text:style-name="P288"><text:s text:c="8"/>ARMS=2</text:p>
      <text:p text:style-name="P288"><text:s text:c="8"/>LEGS=2</text:p>
      <text:p text:style-name="P288"/>
      <text:p text:style-name="P288"><text:s text:c="8"/>echo "A human have $ARMS arms and $LEGS legs, but what gender are we?"</text:p>
      <text:p text:style-name="P288"/>
      <text:p text:style-name="P288"><text:s text:c="8"/><text:span text:style-name="T9">funcMale</text:span> () {</text:p>
      <text:p text:style-name="P288"><text:s text:c="8"/>BEARD=1</text:p>
      <text:p text:style-name="P288"/>
      <text:p text:style-name="P288"><text:s text:c="8"/>echo "This man has $ARMS arms and $LEGS legs, whith $BEARD beard(s)..."</text:p>
      <text:p text:style-name="P288"><text:s text:c="8"/>echo ""</text:p>
      <text:p text:style-name="P288"><text:s text:c="8"/>}</text:p>
      <text:p text:style-name="P288"/>
      <text:p text:style-name="P288"><text:s text:c="7"/><text:span text:style-name="T9"><text:s/>funcFemale </text:span>() {</text:p>
      <text:p text:style-name="P288"><text:s text:c="8"/>BEARD=0</text:p>
      <text:p text:style-name="P288"/>
      <text:p text:style-name="P288"><text:s text:c="8"/>echo "This woman has $ARMS arms and $LEGS legs, whith $BEARD beards(s)..."</text:p>
      <text:p text:style-name="P288"><text:s text:c="8"/>echo ""</text:p>
      <text:p text:style-name="P288"><text:s text:c="8"/>}</text:p>
      <text:p text:style-name="P288">}</text:p>
      <text:p text:style-name="P288"/>
      <text:p text:style-name="P288"># Function Definitions - Stop</text:p>
      <text:p text:style-name="P288"/>
      <text:p text:style-name="P288"># Script start</text:p>
      <text:p text:style-name="P288">clear</text:p>
      <text:p text:style-name="P288">echo "Determining the characteristic of gender $GENDER"</text:p>
      <text:p text:style-name="P288">echo ""</text:p>
      <text:p text:style-name="P288"/>
      <text:p text:style-name="P288"># Determine the actuan gender and display the characteristics</text:p>
      <text:p text:style-name="P288">if [ "$GENDER" == "male" ]; then</text:p>
      <text:p text:style-name="P288"><text:s text:c="4"/><text:span text:style-name="T9"><text:s text:c="4"/>funcHuman <text:s/>→</text:span><text:span text:style-name="T20"> </text:span><text:span text:style-name="T151">you have to call first the global function if not funcMale won’t be found</text:span></text:p>
      <text:p text:style-name="P303"><text:s text:c="8"/>funcMale</text:p>
      <text:p text:style-name="P288">else</text:p>
      <text:p text:style-name="P288"><text:s text:c="6"/><text:span text:style-name="T9"><text:s text:c="2"/>funcHuman</text:span></text:p>
      <text:p text:style-name="P288"><text:s text:c="8"/>funcFemale</text:p>
      <text:p text:style-name="P289">fi</text:p>
      <text:p text:style-name="P289"/>
      <text:p text:style-name="P289"/>
      <text:p text:style-name="P289"/>
      <text:p text:style-name="P289"/>
      <text:p text:style-name="P289"/>
      <text:p text:style-name="P260"><text:soft-page-break/>Function return and exit:</text:p>
      <text:p text:style-name="P250"/>
      <text:p text:style-name="P292">#!/bin/bash</text:p>
      <text:p text:style-name="P292"># Demo of returning values and testing results</text:p>
      <text:p text:style-name="P292"/>
      <text:p text:style-name="P292"><text:span text:style-name="T9">#Grobal Variables</text:span> <text:s text:c="2"/>-------------------------------</text:p>
      <text:p text:style-name="P292">YES=0</text:p>
      <text:p text:style-name="P292">NO=1</text:p>
      <text:p text:style-name="P292">FIRST=$1</text:p>
      <text:p text:style-name="P292">SECOND=$2</text:p>
      <text:p text:style-name="P292">THIRD=$3</text:p>
      <text:p text:style-name="P292"/>
      <text:p text:style-name="P292"><text:span text:style-name="T9"># Function Definition - Start</text:span> -----------------------------------</text:p>
      <text:p text:style-name="P292"/>
      <text:p text:style-name="P292"># Check command line parameters passed in</text:p>
      <text:p text:style-name="P292"><text:span text:style-name="T9">funcCheckParams</text:span> () {</text:p>
      <text:p text:style-name="P292"><text:s text:c="8"/># Did we get three</text:p>
      <text:p text:style-name="P293"><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292"><text:s text:c="16"/>echo "We got three params..."</text:p>
      <text:p text:style-name="P292"><text:s text:c="16"/>return $YES</text:p>
      <text:p text:style-name="P292"><text:s text:c="8"/>else</text:p>
      <text:p text:style-name="P292"><text:s text:c="16"/>echo "We did not get three parameters..."</text:p>
      <text:p text:style-name="P292"><text:s text:c="16"/>return $NO</text:p>
      <text:p text:style-name="P292"><text:s text:c="8"/>fi</text:p>
      <text:p text:style-name="P292">}</text:p>
      <text:p text:style-name="P292"/>
      <text:p text:style-name="P292"># Function definition - Stop ------------------------------------</text:p>
      <text:p text:style-name="P292"/>
      <text:p text:style-name="P292"># <text:span text:style-name="T9">Script ----------------------- <text:s/>Start </text:span></text:p>
      <text:p text:style-name="P304">funcCheckParams</text:p>
      <text:p text:style-name="P292">RETURN_VALS=$?</text:p>
      <text:p text:style-name="P292"/>
      <text:p text:style-name="P292">if [ "$RETURN_VALS" -eq "$YES" ]; then</text:p>
      <text:p text:style-name="P292"><text:s text:c="8"/>echo "We received three params and they are:"</text:p>
      <text:p text:style-name="P292"><text:s text:c="8"/>echo "Param 1: $FIRST"</text:p>
      <text:p text:style-name="P292"><text:s text:c="8"/>echo "Param 2: $SECOND"</text:p>
      <text:p text:style-name="P292"><text:s text:c="8"/>echo "Param 3: $THIRD"</text:p>
      <text:p text:style-name="P292"><text:s text:c="8"/>echo ""</text:p>
      <text:p text:style-name="P292">else</text:p>
      <text:p text:style-name="P292"><text:s text:c="8"/>echo "Usage: returnval.sh [param1] [param2] [param3]"</text:p>
      <text:p text:style-name="P292"><text:s text:c="8"/>exit 1</text:p>
      <text:p text:style-name="P292">fi</text:p>
      <text:p text:style-name="P292"/>
      <text:p text:style-name="P292"/>
      <text:p text:style-name="P292">./returnval.sh 412341 1234123 kuytky</text:p>
      <text:p text:style-name="P292">We got three params...</text:p>
      <text:p text:style-name="P292">We received three params and they are:</text:p>
      <text:p text:style-name="P292">Param 1: 412341</text:p>
      <text:p text:style-name="P292">Param 2: 1234123</text:p>
      <text:p text:style-name="P292">Param 3: kuyt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10T15:04:20.657000000</dc:date>
    <meta:editing-duration>P18DT23H19M45S</meta:editing-duration>
    <meta:editing-cycles>338</meta:editing-cycles>
    <meta:generator>LibreOffice/6.2.1.2$Windows_X86_64 LibreOffice_project/7bcb35dc3024a62dea0caee87020152d1ee96e71</meta:generator>
    <meta:document-statistic meta:table-count="0" meta:image-count="1" meta:object-count="0" meta:page-count="30" meta:paragraph-count="885" meta:word-count="5431" meta:character-count="32340" meta:non-whitespace-character-count="26501"/>
  </office:meta>
</office:document-meta>
</file>